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M</mi>
          <mi>T</mi>
        </msub>
        <mo stretchy="false">=</mo>
        <mrow>
          <mo fence="true" stretchy="true">[</mo>
          <mrow>
            <mtable>
              <mtr>
                <mtd>
                  <mfrac>
                    <msub>
                      <mi>n</mi>
                      <mn>2</mn>
                    </msub>
                    <msub>
                      <mi>n</mi>
                      <mn>1</mn>
                    </msub>
                  </mfrac>
                </mtd>
                <mtd>
                  <mn>0</mn>
                </mtd>
              </mtr>
              <mtr>
                <mtd>
                  <mn>0</mn>
                </mtd>
                <mtd>
                  <msup>
                    <mrow>
                      <mo fence="true" stretchy="true">(</mo>
                      <mrow>
                        <mfrac>
                          <msub>
                            <mi>n</mi>
                            <mn>1</mn>
                          </msub>
                          <msub>
                            <mi>n</mi>
                            <mn>2</mn>
                          </msub>
                        </mfrac>
                      </mrow>
                      <mo fence="true" stretchy="true">)</mo>
                    </mrow>
                    <mn>2</mn>
                  </msup>
                </mtd>
              </mtr>
            </mtable>
          </mrow>
          <mo fence="true" stretchy="true">]</mo>
        </mrow>
      </mrow>
      <mspace width="6em"/>
      <mrow>
        <msub>
          <mi>M</mi>
          <mi>S</mi>
        </msub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sub>
                      <mi>n</mi>
                      <mn>1</mn>
                    </msub>
                    <msub>
                      <mi>n</mi>
                      <mn>2</mn>
                    </msub>
                  </mfrac>
                </mtd>
              </mtr>
            </mtable>
          </mrow>
          <mo fence="true" stretchy="true">]</mo>
        </mrow>
      </mrow>
    </mrow>
    <annotation encoding="StarMath 5.0">M_T = left [ matrix{n_2 over n_1 # 0 ## 0  # left (n_1 over n_2 right)^2} right ]
~~~
M_S = left [ matrix{1 # 0 ## 0  # n_1 over n_2} right ]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6.2.0.3$Windows_x86 LibreOffice_project/98c6a8a1c6c7b144ce3cc729e34964b47ce25d62</meta:generator>
    <dc:date>2019-04-22T13:51:49.521000000</dc:date>
    <meta:editing-duration>PT11M2S</meta:editing-duration>
    <meta:editing-cycles>4</meta:editing-cycles>
  </office:meta>
</office:document-meta>
</file>